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PatternResourceHintsRegistrarTests.registerWithLocationWithLead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tternResourceHintsRegistrarTests.registerWithNonExistingLocationDoesNotRegiste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tternResourceHintsRegistrarTests.registerWithMultip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tternResourceHintsRegistrarTests.createWithInvalid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PatternResourceHintsRegistrarTests.registerWithMultiple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tternResourceHintsRegistrarTests.includes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PatternResourceHintsRegistrarTests.registerWithMultipl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tternResourceHintsRegistrarTests.registerWithSingl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tternResourceHintsRegistrarTests.registerWithLocationUsingResourceClasspath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tternResourceHintsRegistrarTests.registerWithLocationUsingResourceClasspathPrefixAnd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tternResourceHintsRegistrarTests.registerWithLocationWithout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PatternResourceHintsRegistrarTests.createWithInvali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